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textFactoryWrapper.FacesContextFactoryWrapper( FacesContextFactory facesContex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FactoryWrapper.getFacesContext( Object context , Object request , Object response , Lifecycle lif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textFactoryWrapper.getFacesContex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